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5in" fo:margin-right="0in" fo:text-indent="-0.5in" style:auto-text-indent="false">
        <style:tab-stops/>
      </style:paragraph-properties>
    </style:style>
    <style:style style:name="P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bold" style:font-size-asian="12pt" style:font-size-complex="12pt"/>
    </style:style>
    <style:style style:name="P8" style:family="paragraph" style:parent-style-name="Text_20_body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12" style:family="paragraph" style:parent-style-name="Text_20_body"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position="super 58%" style:text-underline-style="none"/>
    </style:style>
    <style:style style:name="T12" style:family="text">
      <style:text-properties style:text-position="super 58%" style:text-underline-style="none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none"/>
    </style:style>
    <style:style style:name="T16" style:family="text">
      <style:text-properties style:text-position="0% 100%" style:text-underline-style="none"/>
    </style:style>
    <style:style style:name="T17" style:family="text">
      <style:text-properties style:text-position="0% 100%"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ation of Ecosystem Services --- Oxygen</text:p>
      <text:p text:style-name="P2"/>
      <text:p text:style-name="P7"/>
      <text:p text:style-name="P4">Consumption</text:p>
      <text:p text:style-name="P3"><text:span text:style-name="T2">400 kg O</text:span><text:span text:style-name="T6">2</text:span><text:span text:style-name="T2"> yr</text:span><text:span text:style-name="T9">-1</text:span><text:span text:style-name="T2"> per capita</text:span> requirement</text:p>
      <text:p text:style-name="P7"/>
      <text:p text:style-name="P8">Production</text:p>
      <text:p text:style-name="Standard"><text:span text:style-name="T13">Tree Size</text:span><text:tab/><text:tab/><text:tab/><text:span text:style-name="T14">kg O</text:span><text:span text:style-name="T7">2</text:span><text:span text:style-name="T14"> yr</text:span><text:span text:style-name="T10">-1</text:span><text:span text:style-name="T12"><text:tab/><text:tab/></text:span></text:p>
      <text:p text:style-name="Standard">sapling<text:tab/><text:tab/><text:tab/><text:tab/><text:span text:style-name="T2">2.9 </text:span></text:p>
      <text:p text:style-name="Text_20_body">small<text:tab/><text:tab/><text:tab/><text:tab/><text:span text:style-name="T2">22.6 </text:span><text:s/></text:p>
      <text:p text:style-name="Text_20_body">medium<text:tab/><text:tab/><text:tab/><text:span text:style-name="T2">45.6 </text:span></text:p>
      <text:p text:style-name="Text_20_body">large<text:tab/><text:tab/><text:tab/><text:tab/><text:span text:style-name="T2">91.1 </text:span></text:p>
      <text:p text:style-name="P7"><text:span text:style-name="T4">extra large</text:span><text:tab/><text:tab/><text:tab/><text:span text:style-name="T5">110.3 <text:s/></text:span></text:p>
      <text:p text:style-name="P7"/>
      <text:p text:style-name="P8">Income</text:p>
      <text:p text:style-name="P13">female householder, no husband present = $32,597</text:p>
      <text:p text:style-name="P13">male householder, no wife present = $48,084</text:p>
      <text:p text:style-name="P9"><text:span text:style-name="T15">Av. single householder, 2009 = $40,340 yr</text:span><text:span text:style-name="T11">-1</text:span></text:p>
      <text:p text:style-name="P6"/>
      <text:p text:style-name="P8">Calculations</text:p>
      <text:p text:style-name="P6"/>
      <text:p text:style-name="P6"><text:span text:style-name="T15">Av. Single Householder Produced----&gt; $40,340 yr</text:span><text:span text:style-name="T11">-1</text:span><text:span text:style-name="T16"> (economic output)</text:span></text:p>
      <text:p text:style-name="P6"><text:span text:style-name="T16">Av. Single Householder Required ----&gt; 450 kg O</text:span><text:span text:style-name="T8">2</text:span><text:span text:style-name="T16"> yr</text:span><text:span text:style-name="T11">-1</text:span> (ecosystem input)</text:p>
      <text:p text:style-name="P6"/>
      <text:p text:style-name="P6">Economic Output<text:tab/><text:tab/><text:tab/>Ecosystem Inputs</text:p>
      <text:p text:style-name="P10">$40,340<text:tab/><text:tab/>=<text:tab/><text:tab/>f(O2) + f(CO2) + f(waste)</text:p>
      <text:p text:style-name="P10">$13,450<text:tab/><text:tab/>=<text:tab/><text:tab/>per input</text:p>
      <text:p text:style-name="P10"/>
      <text:p text:style-name="P10"/>
      <text:p text:style-name="P6"><text:span text:style-name="T16">Adjust for purchase of oxygen yr</text:span><text:span text:style-name="T11">-1</text:span><text:span text:style-name="T16"><text:tab/>= $2000 </text:span></text:p>
      <text:p text:style-name="P6">Ecosystem Input <text:tab/>= <text:tab/>Economic Output – Purchase Price</text:p>
      <text:p text:style-name="P6"><text:span text:style-name="T16">400 kg O</text:span><text:span text:style-name="T8">2</text:span><text:span text:style-name="T16"> <text:tab/><text:tab/>=<text:tab/>($13,450 – $2000)<text:tab/>=<text:tab/>$11, 450</text:span></text:p>
      <text:p text:style-name="P6"><text:span text:style-name="T16"><text:tab/><text:tab/><text:tab/><text:tab/><text:tab/><text:tab/><text:tab/></text:span><text:span text:style-name="T17">=<text:tab/>$10,000</text:span></text:p>
      <text:p text:style-name="P6"/>
      <text:p text:style-name="P6"><text:soft-page-break/></text:p>
      <text:p text:style-name="P6"/>
      <text:p text:style-name="P6">$150 / mo for full O2 coverage (generator plus tanks) up to 4 LPM flow</text:p>
      <text:p text:style-name="Text_20_body"><text:span text:style-name="T3">Pacific Pulmonary Services, </text:span>1625 SE Woodward St,Portland, OR 97202</text:p>
      <text:p text:style-name="Text_20_body"/>
      <text:p text:style-name="Standard">Still uses willingness to pay for pollutant reductions ---McPherson very thorough</text:p>
      <text:p text:style-name="Standard"/>
      <text:p text:style-name="P5">Maco, S.E. &amp; McPherson, E.G., 2003. A practical approach to assessing structure, function, and value of street tree populations in small communities. <text:span text:style-name="T1">Journal of Arboriculture</text:span>, 29(2), pp.84–97.</text:p>
      <text:p text:style-name="P5"/>
      <text:p text:style-name="P5">McPherson, E.G., 2003. A benefit-cost analysis of ten street tree species in Modesto, California, US. <text:span text:style-name="T1">Journal of Arboriculture</text:span>, 29(1), pp.1–8.</text:p>
      <text:p text:style-name="P5"/>
      <text:p text:style-name="P5">McPherson, E.G., 2007. Benefit-based tree valuation. <text:span text:style-name="T1">Arboriculture and Urban Forestry</text:span>, 33(1), p.1.</text:p>
      <text:p text:style-name="P5"/>
      <text:p text:style-name="P5">McPherson, E.G. et al., 1999. Benefit-cost analysis of Modesto's municipal urban forest. <text:span text:style-name="T1">Journal of Arboriculture</text:span>, 25, pp.235–248.</text:p>
      <text:p text:style-name="P5"/>
      <text:p text:style-name="P5"/>
      <text:p text:style-name="P11"><text:s/></text:p>
      <text:p text:style-name="P11">US Census Bureau, <text:s/>2010. <text:s/>Income, Poverty, and Health Insurance Coverage in the United States: 2009, Current Population Reports, P60-238, DeNavas-Walt, C., Proctor, B.D., and Smith, J.C., U.S. Government Printing Office, Washington, DC, 201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2-28T12:25:43</meta:creation-date>
    <dc:date>2011-03-04T21:04:26</dc:date>
    <meta:editing-cycles>8</meta:editing-cycles>
    <meta:editing-duration>PT3H21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268" meta:character-count="1764"/>
  </office:meta>
</office:document-meta>
</file>